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text-properties style:text-outline="false" style:text-line-through-style="none" style:font-name="Arial" fo:font-size="10pt" fo:language="en" fo:country="US"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4" style:family="paragraph" style:parent-style-name="Standard">
      <style:text-properties style:text-outline="false" style:text-line-through-style="none" style:font-name="Arial" fo:font-size="10pt" fo:language="en" fo:country="US" fo:font-style="normal" fo:text-shadow="none" style:text-underline-style="none" fo:font-weight="normal" fo:background-color="#00ff66"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5" style:family="paragraph" style:parent-style-name="Standard">
      <style:text-properties style:text-outline="false" style:text-line-through-style="none" style:font-name="Arial" fo:font-size="10pt" fo:language="en" fo:country="US" fo:font-style="normal" fo:text-shadow="none"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6" style:family="paragraph" style:parent-style-name="Standard">
      <style:text-properties style:text-outline="false" style:text-line-through-style="none" style:font-name="Arial" fo:font-size="10pt" fo:language="en" fo:country="US" fo:font-style="normal" fo:text-shadow="none" style:text-underline-style="none" fo:font-weight="bold" style:font-name-asian="Arial" style:font-size-asian="10pt" style:font-style-asian="normal" style:font-weight-asian="bold" style:font-name-complex="Arial" style:font-size-complex="10pt" style:font-style-complex="normal" style:font-weight-complex="bold" style:text-emphasize="none" style:text-overline-style="none" style:text-overline-color="font-color"/>
    </style:style>
    <style:style style:name="P7" style:family="paragraph" style:parent-style-name="Standard">
      <style:text-properties style:text-outline="false" style:text-line-through-style="none" style:font-name="Arial" fo:font-size="10pt" fo:language="en" fo:country="US" fo:font-style="normal" fo:text-shadow="none" style:text-underline-style="none" fo:font-weight="bold" fo:background-color="transparent" style:font-name-asian="Arial" style:font-size-asian="10pt" style:font-style-asian="normal" style:font-weight-asian="bold" style:font-name-complex="Arial" style:font-size-complex="10pt" style:font-style-complex="normal" style:font-weight-complex="bold" style:text-emphasize="none" style:text-overline-style="none" style:text-overline-color="font-color"/>
    </style:style>
    <style:style style:name="P8" style:family="paragraph" style:parent-style-name="Standard" style:list-style-name="L1"/>
    <style:style style:name="P9" style:family="paragraph" style:parent-style-name="Standard" style:list-style-name="L1">
      <style:text-properties fo:language="en" fo:country="US" fo:background-color="#00ff66"/>
    </style:style>
    <style:style style:name="P10" style:family="paragraph" style:parent-style-name="Standard" style:list-style-name="L1">
      <style:text-properties fo:language="en" fo:country="US"/>
    </style:style>
    <style:style style:name="P11" style:family="paragraph" style:parent-style-name="Standard" style:list-style-name="L1">
      <style:text-properties fo:language="en" fo:country="US" fo:font-weight="bold" style:font-weight-asian="bold" style:font-weight-complex="bold"/>
    </style:style>
    <style:style style:name="P12" style:family="paragraph" style:parent-style-name="Standard" style:list-style-name="L1">
      <style:text-properties fo:language="en" fo:country="US" fo:font-weight="normal" fo:background-color="#00ff66" style:font-weight-asian="normal" style:font-weight-complex="normal"/>
    </style:style>
    <style:style style:name="P13" style:family="paragraph" style:parent-style-name="Standard" style:list-style-name="L1">
      <style:text-properties style:font-name="Times New Roman" fo:font-size="12pt" style:font-size-asian="12pt" style:font-size-complex="12pt"/>
    </style:style>
    <style:style style:name="P14" style:family="paragraph" style:parent-style-name="Standard">
      <style:text-properties style:text-outline="false" style:text-line-through-style="none" style:font-name="Arial" fo:font-size="10pt" fo:language="en" fo:country="US"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5" style:family="paragraph" style:parent-style-name="Standard" style:list-style-name="L1">
      <style:text-properties style:text-outline="false" style:text-line-through-style="none" style:font-name="Arial" fo:font-size="10pt" fo:language="en" fo:country="US"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6" style:family="paragraph" style:parent-style-name="Standard" style:list-style-name="L2">
      <style:text-properties style:text-outline="false" style:text-line-through-style="none" style:font-name="Arial" fo:font-size="10pt" fo:language="en" fo:country="US"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7" style:family="paragraph" style:parent-style-name="Standard" style:list-style-name="L3">
      <style:text-properties style:text-outline="false" style:text-line-through-style="none" style:font-name="Arial" fo:font-size="10pt" fo:language="en" fo:country="US"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8" style:family="paragraph" style:parent-style-name="Standard" style:list-style-name="L2">
      <style:text-properties style:text-outline="false" style:text-line-through-style="none" style:font-name="Arial" fo:font-size="10pt" fo:language="en" fo:country="US" fo:font-style="normal" fo:text-shadow="none" style:text-underline-style="none" fo:font-weight="normal" fo:background-color="#00ff66"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9" style:family="paragraph" style:parent-style-name="Standard" style:list-style-name="L3">
      <style:text-properties style:text-outline="false" style:text-line-through-style="none" style:font-name="Arial" fo:font-size="10pt" fo:language="en" fo:country="US" fo:font-style="normal" fo:text-shadow="none" style:text-underline-style="none" fo:font-weight="normal" fo:background-color="#00ff66"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0" style:family="paragraph" style:parent-style-name="Standard" style:list-style-name="L4">
      <style:text-properties style:text-outline="false" style:text-line-through-style="none" style:font-name="Arial" fo:font-size="10pt" fo:language="en" fo:country="US" fo:font-style="normal" fo:text-shadow="none"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1" style:family="paragraph" style:parent-style-name="Standard" style:list-style-name="L5">
      <style:text-properties style:text-outline="false" style:text-line-through-style="none" style:font-name="Arial" fo:font-size="10pt" fo:language="en" fo:country="US" fo:font-style="normal" fo:text-shadow="none"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2" style:family="paragraph" style:parent-style-name="Standard" style:list-style-name="L6">
      <style:text-properties style:text-outline="false" style:text-line-through-style="none" style:font-name="Arial" fo:font-size="10pt" fo:language="en" fo:country="US" fo:font-style="normal" fo:text-shadow="none"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3" style:family="paragraph" style:parent-style-name="Standard" style:list-style-name="L3">
      <style:text-properties style:text-outline="false" style:text-line-through-style="none" style:font-name="Arial" fo:font-size="10pt" fo:font-style="normal" fo:text-shadow="none" style:text-underline-style="none" fo:font-weight="normal" fo:background-color="#00ff66"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24" style:family="paragraph" style:parent-style-name="Standard" style:list-style-name="L3">
      <style:text-properties style:font-name="Arial" fo:font-size="10pt" style:font-size-asian="10pt" style:font-size-complex="10pt"/>
    </style:style>
    <style:style style:name="P25" style:family="paragraph" style:parent-style-name="Standard" style:list-style-name="L4">
      <style:text-properties style:font-name="Arial" fo:font-size="10pt" style:font-size-asian="10pt" style:font-size-complex="10pt"/>
    </style:style>
    <style:style style:name="P26" style:family="paragraph" style:parent-style-name="Standard" style:list-style-name="L4">
      <style:text-properties style:font-name="Arial" fo:font-size="10pt" fo:language="en" fo:country="US" style:font-size-asian="10pt" style:font-size-complex="10pt"/>
    </style:style>
    <style:style style:name="T1" style:family="text">
      <style:text-properties fo:color="#000000" style:text-outline="false" style:text-line-through-style="none" fo:font-style="normal" fo:text-shadow="none" style:text-underline-style="none" fo:font-weight="normal" style:font-name-asian="Calibri" style:font-style-asian="normal" style:font-weight-asian="normal" style:font-name-complex="Calibri" style:font-style-complex="normal" style:font-weight-complex="normal" style:text-emphasize="none" style:text-overline-style="none" style:text-overline-color="font-color"/>
    </style:style>
    <style:style style:name="T2" style:family="text">
      <style:text-properties fo:language="en" fo:country="US"/>
    </style:style>
    <style:style style:name="T3" style:family="text">
      <style:text-properties style:font-name="Times New Roman" fo:font-size="12pt" style:font-size-asian="12pt" style:font-size-complex="12pt"/>
    </style:style>
    <style:style style:name="T4" style:family="text">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5" style:family="text">
      <style:text-properties style:text-outline="false" style:text-line-through-style="none" style:font-name="Arial" fo:font-size="10pt" fo:language="en" fo:country="US"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T6" style:family="text">
      <style:text-properties style:text-outline="false" style:text-line-through-style="none" fo:language="en" fo:country="US"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7" style:family="text">
      <style:text-properties style:text-outline="false" style:text-line-through-style="none" fo:language="en" fo:country="US" fo:font-style="normal" fo:text-shadow="none" style:text-underline-style="none" fo:font-weight="normal" fo:background-color="transparent" style:font-name-asian="Arial" style:font-style-asian="normal" style:font-weight-asian="normal" style:font-name-complex="Arial" style:font-style-complex="normal" style:font-weight-complex="normal" style:text-emphasize="none" style:text-overline-style="none" style:text-overline-color="font-color"/>
    </style:style>
    <style:style style:name="T8" style:family="text">
      <style:text-properties style:text-outline="false" style:text-line-through-style="none" fo:font-style="normal" fo:text-shadow="none" style:text-underline-style="none" fo:font-weight="normal" fo:background-color="transparent" style:font-name-asian="Arial" style:font-style-asian="normal" style:font-weight-asian="normal" style:font-name-complex="Arial" style:font-style-complex="normal" style:font-weight-complex="normal" style:text-emphasize="none" style:text-overline-style="none" style:text-overline-color="font-color"/>
    </style:style>
    <style:style style:name="T9" style:family="text">
      <style:text-properties fo:background-color="#00ff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udas de bases de visitas:</text:p>
      <text:list xml:id="list4729932037699555246" text:style-name="L1">
        <text:list-item>
          <text:p text:style-name="P9"><text:s/>visitas desde fines de 2011 pero nada antes de eso. Hay datos de visitas previo a fines de 2011? Luis dice que puede que sea asi, que antes era todo media a mano y que ellos cuando arrancaron a fines de 2011 pasaron algunas al sistema pero quiza no todas y por ende solo a partir de 2012 es confiable.</text:p>
        </text:list-item>
        <text:list-item>
          <text:p text:style-name="P9">No entiendo bien todos los conceptos de bandera: parece como que luego de la visita, un “crítica” revisa la visita o sus datos, es así y cómo opera?</text:p>
        </text:list-item>
        <text:list-item>
          <text:p text:style-name="P9">En variable template tenes “Censo” o “Visita por CI”. Esto último es lo mismo que recorrido tipo? Sí, es lo mismo</text:p>
        </text:list-item>
        <text:list-item>
          <text:p text:style-name="P9">A las censales, hay forma de agruparlas por censos, osea, visitas 4,12, y 28 corresponden a la misma “visita censal”? (sin ser armar un proxy viendo las fechas de visita y la georeferenciación) Para esto, los de geo nos tienen que pasar la georeferenciación y luego yo lo tendría q armar a mano probablemente</text:p>
        </text:list-item>
        <text:list-item>
          <text:p text:style-name="P10">Qué es la variable version_template? (diccionario no es claro y quiza aporta algo a categorizacion de visitas en censal y recorrido tipo)</text:p>
        </text:list-item>
        <text:list-item>
          <text:p text:style-name="P10">En Eliminación duplicados.do <text:s/>no se consideran observaciones con bandera “Para critica” cuando arman bases de visitas. Pero visitas con esta bandera no son visitas ya realizadas?</text:p>
        </text:list-item>
        <text:list-item>
          <text:p text:style-name="P10">Variable “estado” puede tomar valores activa o finalizado y creo hay activas visitas de 2017. A qué se debe esto o que significa que una visita está activa o finalizada?</text:p>
        </text:list-item>
        <text:list-item>
          <text:p text:style-name="P9">Variables “x” e “y” dicen que son “numero completo del punto geografico tomado por el gps, la red movil, o la identificacion manual del punto”. Cual es latitud y cuál longitud?</text:p>
        </text:list-item>
        <text:list-item>
          <text:p text:style-name="P9">Por qué variables “x” e “y” a veces vacias, a veces “codigo_geo” vacia o cuál variable debo usar para georreferenciar? Idem con variables latitud, longitud, latitudoriginal y longitudoriginal, qué son y cuáles debo utilizar? Respuesta es debo usar las de geo que me va a pasar Luis cuando nos juntemos con esos tipos</text:p>
          <text:list>
            <text:list-item>
              <text:p text:style-name="P9">Variable “codigo_geo” dice numero digitado que asocia el formulario al mapa. Cual es ese mapa?</text:p>
            </text:list-item>
          </text:list>
        </text:list-item>
        <text:list-item>
          <text:p text:style-name="P10">Por qué hay tantos missing en cedula del asistente de campo que hace la visita?</text:p>
        </text:list-item>
        <text:list-item>
          <text:p text:style-name="P10">En variable motivonoimpactarenbps veo muchos 2 que corresponden a impactos en BPS que no se hicieron porque “No se impacta por visita más nueva”. Pero cómo es esto? Visitas al hogar y antes de cargar datos se lo visitó de vuelta? Qué quieren decir las otras categorias? (i.e. 1=Tarjeta, 3=Resuleto manualmente en BPS, 5=No se impacta por DJ más nueva (osea, si visitas pero luego ves que hay una DJ más nueva en BPS posterior a la visita, no impactas información en BPS?)</text:p>
        </text:list-item>
        <text:list-item>
          <text:p text:style-name="P10">Variable localidad dice que es código ine o bps de localidad. Dónde estan estos códigos de localidad? (mirar siti<text:span text:style-name="T3">o del INE)</text:span></text:p>
        </text:list-item>
        <text:list-item>
          <text:p text:style-name="P13">Variabl<text:span text:style-name="T2">e seccion_judicial a qué variable corresponde?</text:span></text:p>
        </text:list-item>
        <text:list-item>
          <text:p text:style-name="P13">Variable “<text:span text:style-name="T1">bajopeso” </text:span><text:span text:style-name="T1">tiene como descripcion “Tipo de canaste que recibe” e <text:s/>interpreto que variables plomo, sida, escolarcontexto, otro son todas vars 1 (si) o 2 (no) de si recibe esta canasta. Cuáles son estas canastas?</text:span></text:p>
        </text:list-item>
        <text:list-item>
          <text:p text:style-name="P10">Variable “transcrip” no está en diccionario. Es dummy de si fue transcribida y 0 en otro caso?</text:p>
        </text:list-item>
        <text:list-item>
          <text:p text:style-name="P10">Si miras observacion con flowcorrelativeid x, tenes que nombre_flow es “y – 08/11/2016” por lo que parecería que flow se inicia el 8 de noviembre de 2016 pero fechavisita es 20161026 por lo que parece que visita es en octubre. Sin embargo, inicio visita es 20161108 10:42:58 y fin visita es 20161109 09:50:11. Fecha impacto en BPS es 20161116 13:17:45. Inicio critico es 20161109 09:50:13. CI jefe es z</text:p>
        </text:list-item>
        <text:list-item>
          <text:p text:style-name="P10">Flowcorrelativid x tiene un inicio y final critica que coincide con datos <text:a xlink:type="simple" xlink:href="https://hestia.mides.gub.uy/QflowWebSite/" text:style-name="Internet_20_link">https://hestia.mides.gub.uy/QflowWebSite/</text:a> pero en ese sitio se ve que hay un critica y seguimiento 2 q no aparece en mi base xls de qflow. Que es eso de critica 2?</text:p>
        </text:list-item>
        <text:list-item>
          <text:p text:style-name="P10">Observacion con flowcorrelativid x tiene dos hogares visitados en el mismo formulario <text:soft-page-break/>cuando lo ves en <text:a xlink:type="simple" xlink:href="https://hestia.mides.gub.uy/QflowWebSite/" text:style-name="Internet_20_link">https://hestia.mides.gub.uy/QflowWebSite/</text:a>. Cédula del jefe es y aunque nombreflow es z– 06/07/2017. Ambas cédulas (la de nombre flow y ci_jefe) aparecen en los hogares (una en uno, y otra en otro). Qué sucede en este caso? Deberían haber dos observaciones con mismo <text:s/>flowcorrelativid x, y una con ci_jefe y y otra con ci_jefe <text:s/>z. Es esto lo que sucede? Eso no sucede, mayoria de preguntas son de viviendo asi q no hay problema con eso, pero preguntas de hogares se responden medio que en conjunto aunque es de dos hogares?</text:p>
        </text:list-item>
        <text:list-item>
          <text:p text:style-name="P10">Observacion con flowcorrelativid x tiene fecha de visita el 20 de mayo de 2016 pero si vas a <text:a xlink:type="simple" xlink:href="https://hestia.mides.gub.uy/QflowWebSite/" text:style-name="Internet_20_link">https://hestia.mides.gub.uy/QflowWebSite/</text:a> la visita se realizo el 14 de junio de 2016 (idem y, z, parece q esta relacionado con cuando hay fecha de inicio de transcripcion)</text:p>
        </text:list-item>
        <text:list-item>
          <text:p text:style-name="P10">Por que hay tanto missing en variable nombre_flow cuando si entro al sistema Hestia, sí veo un nombre en nombre_flow?</text:p>
        </text:list-item>
        <text:list-item>
          <text:p text:style-name="P10">Dato ICC en base visitas de inputt mejorado es el que se usa para asignar, quitar o duplicar AFAM?</text:p>
        </text:list-item>
        <text:list-item>
          <text:p text:style-name="P10">Umbrales en dicha base veo que no cambian (salvo por montevideo) e</text:p>
        </text:list-item>
      </text:list>
      <text:p text:style-name="P1"/>
      <text:p text:style-name="P2">Dudas a realizar de base visitas:</text:p>
      <text:p text:style-name="P2"/>
      <text:list xml:id="list33760132" text:continue-numbering="true" text:style-name="L1">
        <text:list-item>
          <text:p text:style-name="P11">Dudas generales de significado y missing en variables</text:p>
          <text:list>
            <text:list-item>
              <text:p text:style-name="P12">Quiero una base de hogares visitados (cada fila es un hogar visitado y un momento del tiempo) y otra de personas. Quiero tener dos filas si un hogar es visitado dos veces por ej. Está bien lo que estoy haciendo de procesar los inputts eliminando algunas observaciones siguiendo a 0-Eliminación duplicados.do? En realidad debería usar una que esta aca (y la de personas). Estas son las input pero con banderas y duplicados sacadas y tienen todas las visitas de los hogares.</text:p>
            </text:list-item>
            <text:list-item>
              <text:p text:style-name="P10">Por que hay tanto missing en variable nombre_flow cuando si entro al sistema Hestia, sí veo un nombre en nombre_flow? Según Lucas esta se inicio posterior al Pereira Rosell y él pensaba que no se registraba previo a 2017.</text:p>
            </text:list-item>
            <text:list-item>
              <text:p text:style-name="P9">No encuentro identificador de hogar (cuando en formulario en Hestia sí lo hay) en base vivienda.txt. En base personas hay idnucleo y idnucleo post-critica. Entiendo que estos deberían empalmar con idnucleo que manda el BPS. Con cual me quedo idnucleo o idnucleo-post critica? En definitiva el concepto de “hogar” es solamente el generado por BPS? No hay identificador de hogar per se, ellos han intentando armar unos a veces pero hogares cambian mucho de composición. Flowcorrelativid es variable para ir de base personas a hogares y con esa variable los geo pueden georreferenciarla creo. Idnucleo es la q mejor matchea con AFAM cree él aunque todos los matcheos mejor hacerlos con nroducmento. idnucleo_postcritica él cree q es cuando critica ve cambios en hogar y armar un idnucleo interior al MIDES para despues cotejar con BPS, por ende debería usar el idnucleo.</text:p>
            </text:list-item>
            <text:list-item>
              <text:p text:style-name="P9">No hay datos de miembro informante en base? No, en realidad los de informatica podrían conseguir el dato pero no está en las bases q exportan</text:p>
            </text:list-item>
            <text:list-item>
              <text:p text:style-name="P10">ci_jefe que viene en la base sirve para algo o debo olvidarme de ella y armar una con el jefe de hogar de base personas con mismo flowcorrelativid?</text:p>
            </text:list-item>
            <text:list-item>
              <text:p text:style-name="P9">Nroducmento de estas bases son fiables para merge con bases AFAM y TUS o cómo debo merge con estas bases? Sí, esta es la variable que ellos usan para ir de visitas a AFAM y a TUS.</text:p>
            </text:list-item>
            <text:list-item>
              <text:p text:style-name="P9">En Eliminación duplicados.do <text:s/>no se consideran observaciones con bandera “Para critica” cuando arman bases de visitas. Pero visitas con esta bandera no son visitas ya realizadas? En parte sí, son visitadas y q critica aun no impactó en BPS. Sin embargo, solo estan asi por un tiempo corto y luego quedan como “Digitado y finalizado”, incluso si no se impactan en BPS quedan como “Digitado y finalizado” y con impactobps como <text:soft-page-break/>true y con un motivo.</text:p>
            </text:list-item>
          </text:list>
        </text:list-item>
        <text:list-item>
          <text:p text:style-name="P11">Dudas de observaciones que no se corresponden con Hestia:</text:p>
          <text:list>
            <text:list-item>
              <text:p text:style-name="P9">Si miras observacion con flowcorrelativeid x, tenes que nombre_flow es “y – 08/11/2016” por lo que parecería que flow se inicia el 8 de noviembre de 2016 pero fechavisita es 20161026 por lo que parece que visita es en octubre. Sin embargo, inicio visita es 20161108 10:42:58 y fin visita es 20161109 09:50:11. Fecha impacto en BPS es 20161116 13:17:45. Inicio critico es 20161109 09:50:13. CI jefe es z. Variable fechavisita es muy confiable, siempre usarla. Si entro al Hestia y miro el formulario en papel veo que fecha es efectivamente el 26 de octubre de 2016. Puede suceder que se hizo en papel o una visita censal y por la q recien se crea un flow más tarde y por ende fecha de flow aparece como más tarde que fecha visita.</text:p>
            </text:list-item>
            <text:list-item>
              <text:p text:style-name="P10">Flowcorrelativid x tiene un inicio y final critica que coincide con datos <text:a xlink:type="simple" xlink:href="https://hestia.mides.gub.uy/QflowWebSite/" text:style-name="Internet_20_link">https://hestia.mides.gub.uy/QflowWebSite/</text:a> pero en ese sitio se ve que hay un critica y seguimiento 2 q no aparece en mi base xls de qflow. Que es eso de critica 2?</text:p>
            </text:list-item>
            <text:list-item>
              <text:p text:style-name="P10"><text:span text:style-name="T9">Observacion con flowcorrelativid x tiene fecha de visita el 20 de mayo de 2016 pero si vas a </text:span><text:a xlink:type="simple" xlink:href="https://hestia.mides.gub.uy/QflowWebSite/" text:style-name="Internet_20_link"><text:span text:style-name="T9">https://hestia.mides.gub.uy/QflowWebSite/</text:span></text:a><text:span text:style-name="T9"> la visita se realizo el 14 de junio de 2016 (idem y, z, parece q esta relacionado con cuando hay fecha de inicio de transcripcion) Idem respuesta que antes, siempre confiar en variable fechavisita. Cedula de identidad en flow_nombre es generalmente cedula de quien pide la visita que es la madre muchas veces.</text:span></text:p>
            </text:list-item>
          </text:list>
        </text:list-item>
      </text:list>
      <text:p text:style-name="P1"/>
      <text:list xml:id="list33752561" text:continue-numbering="true" text:style-name="L1">
        <text:list-item>
          <text:list>
            <text:list-header>
              <text:p text:style-name="P10"/>
            </text:list-header>
          </text:list>
        </text:list-item>
      </text:list>
      <text:p text:style-name="P1"/>
      <text:p text:style-name="P1"/>
      <text:p text:style-name="P1"/>
      <text:p text:style-name="P2">Dudas de la base AFAM:</text:p>
      <text:list xml:id="list33755074" text:continue-numbering="true" text:style-name="L1">
        <text:list-item>
          <text:p text:style-name="P10">Variable origen es 0 si beneficiarios AFAM vienen pre 2008 y como es la M y la N?</text:p>
        </text:list-item>
        <text:list-item>
          <text:p text:style-name="P10">CodModeloEval es el modelo de evaluación de la solicitud, puede ser 0 o 1. Qué significa?</text:p>
        </text:list-item>
        <text:list-item>
          <text:p text:style-name="P10">Tipomovimiento tiene una categoria no menor que es Altas retroactivas. Qué quiere decir esto?</text:p>
        </text:list-item>
        <text:list-item>
          <text:p text:style-name="P8">nrocentro d<text:span text:style-name="T2">ice que es Nro del Centro Educativo pero solo toma valores 0, 1, 2 en la práctica y no se que quieren decir</text:span></text:p>
        </text:list-item>
        <text:list-item>
          <text:p text:style-name="P8">Interpr<text:span text:style-name="T2">eto que variable que es cantsolicitudes (que es </text:span><text:span text:style-name="T5">Cantidad de solicitudes del núcleo) es la </text:span><text:span text:style-name="T5">cantidad de AFAMs – PE (sean con complementos, o no) que pide el hogar o que se la asignan en su solicitud?</text:span></text:p>
        </text:list-item>
        <text:list-item>
          <text:p text:style-name="P15">Por qué variable cantidad de integrantes difiere tanto de la suma de individuos por nucleo que aparece? (y de cantper_hogar q interpreto es numero de integrantes del hogar)</text:p>
        </text:list-item>
        <text:list-item>
          <text:p text:style-name="P15">Por qué ingresos del nucleo declarado no da igual que suma de ingresos declarados de individuos del nucleo?</text:p>
        </text:list-item>
        <text:list-item>
          <text:p text:style-name="P15">tienecertificado: Indica si tiene o no certificado (1- Si, 2- No), IDEM nivelcertificado: Indica el nivel del certificado en caso de existir. A qué certificado se refiere?</text:p>
        </text:list-item>
        <text:list-item>
          <text:p text:style-name="P8"><text:span text:style-name="T5">Fechaalta esta numeric pero no parece ser número de dia desde enero de 1960. Qué es? (dice que es </text:span><text:span text:style-name="T4">smalldatetime</text:span><text:span text:style-name="T5">)</text:span></text:p>
        </text:list-item>
      </text:list>
      <text:p text:style-name="P3"/>
      <text:p text:style-name="P6">Dudas de la base TUS:</text:p>
      <text:list xml:id="list1252328561122180093" text:style-name="L2">
        <text:list-item>
          <text:p text:style-name="P16">Yo estoy usando las bases de carga. Esos contienen una celda por cada cédula del titular de una tarjeta TUS? Nunca un mismo titular pudo tener más de una tarjeta? (porque hay algunos pocos documentos duplicado en algunos casos)</text:p>
          <text:p text:style-name="P18"/>
        </text:list-item>
        <text:list-item>
          <text:p text:style-name="P16">Variable monto_carga es el total que le cargó el MIDES a la tarjeta en el mes?</text:p>
        </text:list-item>
        <text:list-item>
          <text:p text:style-name="P16">menores_h_3 es el número de menores del hogar menores a 3 años con qué definicion de hogar? Con el idnucleo que manda el BPS mensualmente?</text:p>
        </text:list-item>
      </text:list>
      <text:p text:style-name="P3"/>
      <text:p text:style-name="P3"/>
      <text:p text:style-name="P3"/>
      <text:p text:style-name="P6"><text:soft-page-break/>Dudas de base de suspendidos educativos:</text:p>
      <text:list xml:id="list5783791101791466957" text:style-name="L3">
        <text:list-item>
          <text:p text:style-name="P17"/>
        </text:list-item>
        <text:list-item>
          <text:p text:style-name="P17"/>
          <text:list>
            <text:list-item>
              <text:p text:style-name="P17">Cuándo el BPS mando CI de menores de edad con AFAM suspendida y correspondiente a AFAM de qué mes?</text:p>
            </text:list-item>
            <text:list-item>
              <text:p text:style-name="P17">Qué se hizo con TUS con esa base cuando un hogar en el que vive ese menor fue desvinculado, cuando todos los menores del hogar fueron desvinculados, etc?</text:p>
            </text:list-item>
            <text:list-item>
              <text:p text:style-name="P17">Donde estan estas bases suspendidos enviadas por BPS y cómo se matchearon con datos MIDES (con q bases) para determinar como no darle de baja a la TUS cuando cae AFAM?</text:p>
            </text:list-item>
          </text:list>
        </text:list-item>
      </text:list>
      <text:p text:style-name="P3"/>
      <text:p text:style-name="P6">Dudas viernes</text:p>
      <text:list xml:id="list33750404" text:continue-numbering="true" text:style-name="L3">
        <text:list-item>
          <text:p text:style-name="P19">Cómo puedo tener ICC de la visita con la metodología anterior? (preciso ICC de la visita con metodología anterior también ya que ese es el que se uso sobre visitas 2012-2013 para decidir AFAM). Si entiendo bien visitas 2012-2013 se les corrio dos ICC, estoy bien? Esto me dijeron basicamente que lo debo hablar con Luis pero que hay sintaxis para ECH pero no es claro que lo haya para ahora. Hablé con Luis y debo esperar a que él luego ve el tema y me pasa los datos más adelante.</text:p>
        </text:list-item>
        <text:list-item>
          <text:p text:style-name="P17">Hay algun lugar con umbrales de AFAM y TUS a lo largo del tiempo?</text:p>
        </text:list-item>
        <text:list-item>
          <text:p text:style-name="P19">Cuando haces visita, esto se carga al qflow y ustedes corren ICC con un do-file que es el mismo que esta en la base input mejoradas, no?. Cómo es el proceso de alta o baja a TUS con ese ICC? Y de alta-baja AFAM? Basicamente se corre este ICC con la “maquina”, si da que no le corresponde TUS, el algoritmo hace algo asi como: se fija si esta en algun programa de gobierno como vivienda o jovenes en red (o si estuviste en los ultimos dos años en jovenes en red, aunque programas como vivienda creo quedas cargado para toda la vida segun me dijo la persona del SIIAS), en dicho caso se fija si llegas al umbral AFAM y si llegas te mantiene la TUS. Si no llegas creo se fija si corresponde que se te aplique ICC complemento y se fija si te corresponde TUS por eso. En caso de que no, ahi sí te da de baja y no hay vuelta atras.</text:p>
        </text:list-item>
        <text:list-item>
          <text:p text:style-name="P17">Qué sucede con variables a nivel de hogar en visitas a viviendas con más de un hogar? (vi que no hay 2 flowcorrelativeid en ese caso)</text:p>
        </text:list-item>
        <text:list-item>
          <text:p text:style-name="P19">Base visitas: En variable motivonoimpactarenbps veo muchos 2 que corresponden a impactos en BPS que no se hicieron porque “No se impacta por visita más nueva”. Pero cómo es esto? Visitas al hogar y antes de cargar datos se lo visitó de vuelta? Qué quieren decir las otras categorias? (i.e. 1=Tarjeta, 3=Resuleto manualmente en BPS, 5=No se impacta por DJ más nueva (osea, si visitas pero luego ves que hay una DJ más nueva en BPS posterior a la visita, no impactas información en BPS?) Mirar por años, probablemente paso antes pero no ahora. Antes pasaba cuando se visitaba algo a papel y tardaba mucho en llegar quiza o algo así.</text:p>
        </text:list-item>
        <text:list-item>
          <text:p text:style-name="P17">Base AFAM: Variable origen es N si beneficiarios AFAM vienen pre 2008 y como es la M y la O?</text:p>
        </text:list-item>
        <text:list-item>
          <text:p text:style-name="P23"><text:span text:style-name="T2">Base AFAM: Tipomovimiento tiene una categoria no menor que es Altas retroactivas. Qué quiere decir esto? (categorias </text:span>AM- Alta del mes, AR- Alta Retroactiva, BM- Baja del mes, BT- Baja transitoria, PM- Presupuesto<text:span text:style-name="T2">) mirar por menores, embarazos, no tienen claro que es pero se debería poder entender con variable de categoriape</text:span></text:p>
        </text:list-item>
        <text:list-item>
          <text:p text:style-name="P24">Base AFAM: nrocentro dice que es Nro del Centro Educativo pero solo toma valores 0, 1, 2 en la práctic<text:span text:style-name="T6">a y no se que quieren decir</text:span></text:p>
        </text:list-item>
        <text:list-item>
          <text:p text:style-name="P17">Base AFAM: Interpreto que variable que es cantsolicitudes (que es Cantidad de solicitudes del núcleo) es la cantidad de AFAMs – PE (sean con complementos, o no) que pide el hogar o que se la asignan en su solicitud?</text:p>
        </text:list-item>
        <text:list-item>
          <text:p text:style-name="P24"><text:span text:style-name="T6">Base visitas: falta variable de jubilc</text:span>aciones y pensiones de BPS, no?</text:p>
        </text:list-item>
        <text:list-item>
          <text:p text:style-name="P17">Base AFAM: Fechaalta esta numeric pero no parece ser número de dia desde enero de 1960. Qué es? (dice que es smalldatetime)</text:p>
        </text:list-item>
        <text:list-item>
          <text:p text:style-name="P19">Base TUS: Variable monto_carga es el total que le cargó el MIDES a la tarjeta en el mes? Sí, <text:s/>y menores_carga es cantidad de menores por los q se carga TUS e incluye embarazadas como un menor. A su vez, a embarazadas se les da complemento de leche por lo que podes tener casos de hogares con mismo menores_carga pero con distintos monto_carga. A su vez, a partir de cierto año se le da un monto de transporte que depende de que tan lejos viva de lugares donde puede comprar alimentos, por lo que monto_carga puede diferir por este motivo tambien. Variable que tiene cuantos menores de 3 años hay en el hogar incluye a embarazadas tambien.</text:p>
        </text:list-item>
      </text:list>
      <text:p text:style-name="P4"/>
      <text:p text:style-name="P7">Otros comentarios:</text:p>
      <text:list xml:id="list904628932035262424" text:style-name="L4">
        <text:list-item>
          <text:p text:style-name="P20">Base TUS: base de afam mas reciente, por lo general 2 meses de diferencia entre la carga de tus y el mes de afam. (osea, si BPS da de baja AFAM, MIDES lo sabe dos meses al mes siguiente y al otro hace caer la TUS, <text:s/>en tanto caida AFAM no sea por inasistencia educativa)</text:p>
        </text:list-item>
        <text:list-item>
          <text:p text:style-name="P25"><text:soft-page-break/>Base visitas:tus comp vivienda es para 2000 hogares aprox q no superaron ICC para TUS pero estan en situacion critica (mira emergencia habitacional, algo mas cuali quiza, variables de comer); Variable origen tenes q unidad de seguimiento y missing son visitas proactivas MIDES, TUS son familias q le piden al MIDES q los visite para tener la TUS )algunos pueden ser gente q el MIDES bajo)</text:p>
        </text:list-item>
        <text:list-item>
          <text:p text:style-name="P26">Base visitas: Sobre georeferenciacion: datos no están muy bien en base pero hay unos tipos de georeferenciacion que tienen estos datos bien. Armar una lista con cédula de jefes de hogar, fecha de la visita, identificador del hogar, y otros datos de visitas censales probablemente para pasarselos a estos de geo y que nos pasen la georeferenciacion de estos hogares</text:p>
        </text:list-item>
        <text:list-item>
          <text:p text:style-name="P20">Base visitas: Si miro “nombre flow”, cedula que aparece creo deberia ser la del jefe de hogar. Esta no siempre coincide con la ci_jefe. Entré al formulario AFAM en estos casos y parece q ci_jefe esta en hogar pero quiza si no responde formulario AFAM se lo cambia por quien respondio o algo asi.</text:p>
        </text:list-item>
        <text:list-item>
          <text:p text:style-name="P25"><text:span text:style-name="T8">Base AFAM: Todos datos q salen de declaracion BPS o cambios admin en BPS o dastos de visita si entraron por visita MIDES; Indice de la solicitud=ICC (variable indice_in); toda la base AFAM viene de txts que manda BPS;</text:span><text:span text:style-name="T7"> Ingresos registrado formalBPS no lo pasa BPS en sus envios, solo esta declarado (se quita AFAM si registrado en el mes y anualizado superan umbral)</text:span></text:p>
        </text:list-item>
        <text:list-item>
          <text:p text:style-name="P20">Base de datos con pedidos de q los visiten para q les den TUS <text:s/>(charl con Luis,tiene q consultar a otra persona pero base existe)</text:p>
        </text:list-item>
        <text:list-item>
          <text:p text:style-name="P20">Diferencia entre censal y recorrido tipo esta bien para 70% muestra, missing para el resto en particular 2012 y 2013. Buscar como reconstruir (en bases de visitas)</text:p>
        </text:list-item>
      </text:list>
      <text:p text:style-name="P5"/>
      <text:p text:style-name="P7">Datos que se no pidieron o procesaron en esta oportunidad:</text:p>
      <text:list xml:id="list2079857907544253829" text:style-name="L5">
        <text:list-item>
          <text:p text:style-name="P21">Informante en la visita MIDES</text:p>
        </text:list-item>
        <text:list-item>
          <text:p text:style-name="P21">Pedidos de visita al MIDES por parte de hogares</text:p>
        </text:list-item>
        <text:list-item>
          <text:p text:style-name="P21">Se podría conseguir mejor georreferenciación con más tiempo </text:p>
        </text:list-item>
      </text:list>
      <text:p text:style-name="P5"/>
      <text:p text:style-name="P7">Potenciales datos mal cargados</text:p>
      <text:list xml:id="list8527836408425820725" text:style-name="L6">
        <text:list-item>
          <text:p text:style-name="P22">AFAM de 06 2010 no confiar del todo. En base habian 3 bases posibles y puede que haya tomado una que no tenga todos los datos.</text:p>
          <text:p text:style-name="P2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lagaxio</meta:initial-creator>
    <meta:creation-date>2018-08-24T10:23:05.54</meta:creation-date>
    <meta:generator>OpenOffice.org/3.4.1$Win32 OpenOffice.org_project/341m1$Build-9593</meta:generator>
    <dc:date>2018-09-27T13:56:01.37</dc:date>
    <meta:editing-duration>P1DT3H56M10S</meta:editing-duration>
    <meta:editing-cycles>61</meta:editing-cycles>
    <meta:document-statistic meta:table-count="0" meta:image-count="0" meta:object-count="0" meta:page-count="5" meta:paragraph-count="82" meta:word-count="3088" meta:character-count="17085"/>
  </office:meta>
</office:document-meta>
</file>